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9" style:family="paragraph" style:parent-style-name="Standard">
      <style:text-properties fo:font-size="11pt" officeooo:paragraph-rsid="00f61757" style:font-size-asian="11pt" style:font-size-complex="11pt"/>
    </style:style>
    <style:style style:name="P10" style:family="paragraph" style:parent-style-name="Standard">
      <style:text-properties fo:font-size="11pt" fo:font-weight="bold" officeooo:rsid="00d17055" officeooo:paragraph-rsid="00fd395b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100bd6d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f61757" style:font-size-asian="11pt" style:font-weight-asian="bold" style:font-size-complex="11pt" style:font-weight-complex="bold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6175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f61757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f61757" style:font-size-asian="11pt" style:font-size-complex="11pt"/>
    </style:style>
    <style:style style:name="P1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f61757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f61757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officeooo:rsid="0060f805" officeooo:paragraph-rsid="00f61757" style:font-size-asian="11pt" style:font-size-complex="11pt"/>
    </style:style>
    <style:style style:name="P2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f61757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2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f61757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f61757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f61757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f61757" style:font-size-asian="11pt" style:font-size-complex="11pt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f61757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f61757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f61757" style:font-size-asian="11pt" style:font-size-complex="11pt"/>
    </style:style>
    <style:style style:name="P37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40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5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3ceccd" style:font-weight-asian="bold" style:font-weight-complex="bold"/>
    </style:style>
    <style:style style:name="T1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18" style:family="text">
      <style:text-properties fo:color="#000000" loext:opacity="100%" fo:language="en" fo:country="US" officeooo:rsid="00fd395b"/>
    </style:style>
    <style:style style:name="T19" style:family="text">
      <style:text-properties fo:color="#000000" loext:opacity="100%" fo:language="en" fo:country="US" officeooo:rsid="003ceccd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fo:language="en" fo:country="US" fo:font-weight="normal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100bd6d" style:font-weight-asian="normal" style:font-weight-complex="normal"/>
    </style:style>
    <style:style style:name="T23" style:family="text">
      <style:text-properties fo:font-weight="bold" officeooo:rsid="00fd395b" style:font-weight-asian="bold" style:font-weight-complex="bold"/>
    </style:style>
    <style:style style:name="T24" style:family="text">
      <style:text-properties fo:font-weight="bold" officeooo:rsid="004bb780" style:font-weight-asian="bold" style:font-weight-complex="bold"/>
    </style:style>
    <style:style style:name="T25" style:family="text">
      <style:text-properties fo:font-weight="normal" officeooo:rsid="003ceccd" style:font-weight-asian="normal" style:font-weight-complex="normal"/>
    </style:style>
    <style:style style:name="T26" style:family="text">
      <style:text-properties fo:font-weight="normal" officeooo:rsid="0100bd6d" style:font-weight-asian="normal" style:font-weight-complex="normal"/>
    </style:style>
    <style:style style:name="T27" style:family="text">
      <style:text-properties fo:font-weight="normal" officeooo:rsid="00d17055" style:font-weight-asian="normal" style:font-weight-complex="normal"/>
    </style:style>
    <style:style style:name="T28" style:family="text">
      <style:text-properties fo:font-weight="normal" officeooo:rsid="00639492" style:font-weight-asian="normal" style:font-weight-complex="normal"/>
    </style:style>
    <style:style style:name="T29" style:family="text">
      <style:text-properties fo:font-weight="normal" officeooo:rsid="00fd6c02" style:font-weight-asian="normal" style:font-weight-complex="normal"/>
    </style:style>
    <style:style style:name="T30" style:family="text">
      <style:text-properties fo:font-weight="normal" officeooo:rsid="006892c0" style:font-weight-asian="normal" style:font-weight-complex="normal"/>
    </style:style>
    <style:style style:name="T31" style:family="text">
      <style:text-properties fo:font-weight="normal" officeooo:rsid="00ebe6e2" style:font-weight-asian="normal" style:font-weight-complex="normal"/>
    </style:style>
    <style:style style:name="T32" style:family="text">
      <style:text-properties fo:font-weight="normal" officeooo:rsid="00cc26d7" style:font-weight-asian="normal" style:font-weight-complex="normal"/>
    </style:style>
    <style:style style:name="T33" style:family="text">
      <style:text-properties fo:font-weight="normal" officeooo:rsid="00448991" style:font-weight-asian="normal" style:font-weight-complex="normal"/>
    </style:style>
    <style:style style:name="T34" style:family="text">
      <style:text-properties officeooo:rsid="00fd6c02"/>
    </style:style>
    <style:style style:name="T35" style:family="text">
      <style:text-properties officeooo:rsid="00fb37a5"/>
    </style:style>
    <style:style style:name="T36" style:family="text">
      <style:text-properties officeooo:rsid="00ef4bd1"/>
    </style:style>
    <style:style style:name="T37" style:family="text">
      <style:text-properties officeooo:rsid="00f12cf5"/>
    </style:style>
    <style:style style:name="T38" style:family="text">
      <style:text-properties officeooo:rsid="00ebe6e2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dea3f6" style:font-weight-asian="normal" style:font-weight-complex="normal"/>
    </style:style>
    <style:style style:name="T41" style:family="text">
      <style:text-properties fo:font-weight="bold" officeooo:rsid="00e1c9eb" style:font-weight-asian="bold" style:font-weight-complex="bold"/>
    </style:style>
    <style:style style:name="T42" style:family="text">
      <style:text-properties fo:font-weight="bold" officeooo:rsid="005f3008" style:font-weight-asian="bold" style:font-weight-complex="bold"/>
    </style:style>
    <style:style style:name="T43" style:family="text">
      <style:text-properties fo:font-weight="bold" officeooo:rsid="006c9b40" style:font-weight-asian="bold" style:font-weight-complex="bold"/>
    </style:style>
    <style:style style:name="T44" style:family="text">
      <style:text-properties officeooo:rsid="0099fea1"/>
    </style:style>
    <style:style style:name="T45" style:family="text">
      <style:text-properties officeooo:rsid="009a4361"/>
    </style:style>
    <style:style style:name="T46" style:family="text">
      <style:text-properties officeooo:rsid="00e08e0b"/>
    </style:style>
    <style:style style:name="T47" style:family="text">
      <style:text-properties fo:font-weight="bold" officeooo:rsid="00e21bb3" style:font-weight-asian="bold" style:font-weight-complex="bold"/>
    </style:style>
    <style:style style:name="T48" style:family="text">
      <style:text-properties officeooo:rsid="006c9b40"/>
    </style:style>
    <style:style style:name="T49" style:family="text">
      <style:text-properties officeooo:rsid="00a0873e"/>
    </style:style>
    <style:style style:name="T50" style:family="text">
      <style:text-properties officeooo:rsid="00a768ea"/>
    </style:style>
    <style:style style:name="T51" style:family="text">
      <style:text-properties officeooo:rsid="00a8f0da"/>
    </style:style>
    <style:style style:name="T52" style:family="text">
      <style:text-properties officeooo:rsid="00a9e630"/>
    </style:style>
    <style:style style:name="T53" style:family="text">
      <style:text-properties fo:font-weight="normal" officeooo:rsid="007ec5fd" style:font-weight-asian="normal" style:font-weight-complex="normal"/>
    </style:style>
    <style:style style:name="T54" style:family="text">
      <style:text-properties fo:font-weight="normal" officeooo:rsid="005a6965" style:font-weight-asian="normal" style:font-weight-complex="normal"/>
    </style:style>
    <style:style style:name="T55" style:family="text">
      <style:text-properties fo:font-weight="normal" officeooo:rsid="00a40ae2" style:font-weight-asian="normal" style:font-weight-complex="normal"/>
    </style:style>
    <style:style style:name="T56" style:family="text">
      <style:text-properties fo:font-weight="normal" officeooo:rsid="00a5ff20" style:font-weight-asian="normal" style:font-weight-complex="normal"/>
    </style:style>
    <style:style style:name="T57" style:family="text">
      <style:text-properties fo:font-weight="normal" officeooo:rsid="00a7030b" style:font-weight-asian="normal" style:font-weight-complex="normal"/>
    </style:style>
    <style:style style:name="T58" style:family="text">
      <style:text-properties fo:font-weight="normal" officeooo:rsid="0064a2d8" style:font-weight-asian="normal" style:font-weight-complex="normal"/>
    </style:style>
    <style:style style:name="T59" style:family="text">
      <style:text-properties fo:font-weight="normal" officeooo:rsid="0066d1a7" style:font-weight-asian="normal" style:font-weight-complex="normal"/>
    </style:style>
    <style:style style:name="T60" style:family="text">
      <style:text-properties fo:font-weight="normal" officeooo:rsid="006f2777" style:font-weight-asian="normal" style:font-weight-complex="normal"/>
    </style:style>
    <style:style style:name="T61" style:family="text">
      <style:text-properties fo:font-weight="bold" officeooo:rsid="007a86fb" style:font-weight-asian="bold" style:font-weight-complex="bold"/>
    </style:style>
    <style:style style:name="T62" style:family="text">
      <style:text-properties fo:font-weight="bold" officeooo:rsid="00d9b4a2" style:font-weight-asian="bold" style:font-weight-complex="bold"/>
    </style:style>
    <style:style style:name="T63" style:family="text">
      <style:text-properties fo:font-weight="bold" officeooo:rsid="003fe830" style:font-weight-asian="bold" style:font-weight-complex="bold"/>
    </style:style>
    <style:style style:name="T64" style:family="text">
      <style:text-properties fo:font-weight="bold" officeooo:rsid="00e4c31d" style:font-weight-asian="bold" style:font-weight-complex="bold"/>
    </style:style>
    <style:style style:name="T65" style:family="text">
      <style:text-properties fo:font-weight="bold" officeooo:rsid="005d4945" style:font-weight-asian="bold" style:font-weight-complex="bold"/>
    </style:style>
    <style:style style:name="T66" style:family="text">
      <style:text-properties officeooo:rsid="00d9b4a2"/>
    </style:style>
    <style:style style:name="T67" style:family="text">
      <style:text-properties fo:font-weight="normal" officeooo:rsid="00b3806e" style:font-weight-asian="normal" style:font-weight-complex="normal"/>
    </style:style>
    <style:style style:name="T68" style:family="text">
      <style:text-properties fo:font-weight="normal" officeooo:rsid="007fff62" style:font-weight-asian="normal" style:font-weight-complex="normal"/>
    </style:style>
    <style:style style:name="T69" style:family="text">
      <style:text-properties fo:font-weight="bold" officeooo:rsid="007b9d18" style:font-weight-asian="bold" style:font-weight-complex="bold"/>
    </style:style>
    <style:style style:name="T70" style:family="text">
      <style:text-properties officeooo:rsid="006e9141"/>
    </style:style>
    <style:style style:name="T71" style:family="text">
      <style:text-properties officeooo:rsid="0060f805"/>
    </style:style>
    <style:style style:name="T72" style:family="text">
      <style:text-properties officeooo:rsid="003f8fd0"/>
    </style:style>
    <style:style style:name="T73" style:family="text">
      <style:text-properties officeooo:rsid="003fe830"/>
    </style:style>
    <style:style style:name="T74" style:family="text">
      <style:text-properties officeooo:rsid="00b39a8f"/>
    </style:style>
    <style:style style:name="T75" style:family="text">
      <style:text-properties officeooo:rsid="00b63bf5"/>
    </style:style>
    <style:style style:name="T76" style:family="text">
      <style:text-properties officeooo:rsid="0066b586"/>
    </style:style>
    <style:style style:name="T77" style:family="text">
      <style:text-properties officeooo:rsid="00bb1cf9"/>
    </style:style>
    <style:style style:name="T78" style:family="text">
      <style:text-properties officeooo:rsid="00bcf7fd"/>
    </style:style>
    <style:style style:name="T79" style:family="text">
      <style:text-properties officeooo:rsid="00be4661"/>
    </style:style>
    <style:style style:name="T80" style:family="text">
      <style:text-properties officeooo:rsid="00b99572"/>
    </style:style>
    <style:style style:name="T81" style:family="text">
      <style:text-properties fo:font-weight="bold" officeooo:rsid="00639492" style:font-weight-asian="bold" style:font-weight-complex="bold"/>
    </style:style>
    <style:style style:name="T82" style:family="text">
      <style:text-properties fo:font-weight="bold" officeooo:rsid="005a6965" style:font-weight-asian="bold" style:font-weight-complex="bold"/>
    </style:style>
    <style:style style:name="T83" style:family="text">
      <style:text-properties officeooo:rsid="00639492"/>
    </style:style>
    <style:style style:name="T84" style:family="text">
      <style:text-properties officeooo:rsid="00bef158"/>
    </style:style>
    <style:style style:name="T85" style:family="text">
      <style:text-properties officeooo:rsid="00c00875"/>
    </style:style>
    <style:style style:name="T86" style:family="text">
      <style:text-properties officeooo:rsid="006892c0"/>
    </style:style>
    <style:style style:name="T87" style:family="text">
      <style:text-properties officeooo:rsid="00c06c25"/>
    </style:style>
    <style:style style:name="T88" style:family="text">
      <style:text-properties officeooo:rsid="00c9b311"/>
    </style:style>
    <style:style style:name="T89" style:family="text">
      <style:text-properties officeooo:rsid="0065618d"/>
    </style:style>
    <style:style style:name="T90" style:family="text">
      <style:text-properties officeooo:rsid="006473fe"/>
    </style:style>
    <style:style style:name="T91" style:family="text">
      <style:text-properties fo:font-weight="bold" officeooo:rsid="007a1580" style:font-weight-asian="bold" style:font-weight-complex="bold"/>
    </style:style>
    <style:style style:name="T92" style:family="text">
      <style:text-properties officeooo:rsid="004cff7a"/>
    </style:style>
    <style:style style:name="T93" style:family="text">
      <style:text-properties officeooo:rsid="0056623e"/>
    </style:style>
    <style:style style:name="T94" style:family="text">
      <style:text-properties officeooo:rsid="008ac0fc"/>
    </style:style>
    <style:style style:name="T95" style:family="text">
      <style:text-properties officeooo:rsid="008c2918"/>
    </style:style>
    <style:style style:name="T96" style:family="text">
      <style:text-properties officeooo:rsid="0095b15e"/>
    </style:style>
    <style:style style:name="T97" style:family="text">
      <style:text-properties officeooo:rsid="00996366"/>
    </style:style>
    <style:style style:name="T98" style:family="text">
      <style:text-properties officeooo:rsid="008e6646"/>
    </style:style>
    <style:style style:name="T99" style:family="text">
      <style:text-properties officeooo:rsid="006ba514"/>
    </style:style>
    <style:style style:name="T100" style:family="text">
      <style:text-properties officeooo:rsid="00900c70"/>
    </style:style>
    <style:style style:name="T101" style:family="text">
      <style:text-properties officeooo:rsid="009027b3"/>
    </style:style>
    <style:style style:name="T102" style:family="text">
      <style:text-properties officeooo:rsid="00f61757"/>
    </style:style>
    <style:style style:name="T103" style:family="text">
      <style:text-properties officeooo:rsid="00fa56f3"/>
    </style:style>
    <style:style style:name="T104" style:family="text">
      <style:text-properties fo:font-weight="bold" officeooo:rsid="00dea3f6" style:font-weight-asian="bold" style:font-weight-complex="bold"/>
    </style:style>
    <style:style style:name="T105" style:family="text">
      <style:text-properties officeooo:rsid="006f2777"/>
    </style:style>
    <style:style style:name="T106" style:family="text">
      <style:text-properties officeooo:rsid="00976a9d"/>
    </style:style>
    <style:style style:name="T107" style:family="text">
      <style:text-properties officeooo:rsid="009863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<text:span text:style-name="T12">COURSES &amp; </text:span><text:span text:style-name="T6">SKILLS</text:span></text:p>
      <text:p text:style-name="P9"><text:span text:style-name="T13">Courses:</text:span><text:span text:style-name="T14"> </text:span><text:span text:style-name="T15"><text:s/>Software Engineering, </text:span><text:span text:style-name="T16">Object Oriented Design, </text:span><text:span text:style-name="T15">Machine Learning, Computer Architecture, </text:span><text:span text:style-name="T17">Embedded Systems</text:span></text:p>
      <text:p text:style-name="P10"><text:span text:style-name="T18">Programming </text:span><text:span text:style-name="T19">L</text:span><text:span text:style-name="T20">anguages:</text:span><text:span text:style-name="T21"> </text:span><text:span text:style-name="T22">Python, Bash, </text:span><text:span text:style-name="T21">C++, C, Java, TypeScript, JavaScript, C#</text:span></text:p>
      <text:p text:style-name="P11"><text:span text:style-name="T23">Software </text:span><text:span text:style-name="T24">Technologies</text:span><text:span text:style-name="T12">:</text:span><text:span text:style-name="T25"> </text:span><text:span text:style-name="T26">Linux OS, </text:span><text:span text:style-name="T27">Git,</text:span><text:span text:style-name="T28"> </text:span><text:span text:style-name="T27">Docker</text:span><text:span text:style-name="T29">, Nix</text:span><text:span text:style-name="T27">, </text:span><text:span text:style-name="T30">Agile/SCRUM, </text:span><text:span text:style-name="T31">Neov</text:span><text:span text:style-name="T27">im, GDB, </text:span><text:span text:style-name="T32">Arduino, </text:span><text:span text:style-name="T27">ReactJS, </text:span><text:span text:style-name="T33">ROS</text:span></text:p>
      <text:p text:style-name="P8"><text:span text:style-name="T33"/></text:p>
      <text:p text:style-name="P12">RELEVANT <text:span text:style-name="T34">WORK </text:span>EXPERIENCE</text:p>
      <text:p text:style-name="P13">Neovim – Open Source <text:span text:style-name="T35">Contributor</text:span><text:span text:style-name="T36"> </text:span>| 09/10/24 <text:span text:style-name="T10">–</text:span> Present</text:p>
      <text:list text:style-name="L1">
        <text:list-item>
          <text:p text:style-name="P14">Identifies and investigates high impact C code defects using Coverity Scan platform</text:p>
        </text:list-item>
        <text:list-item>
          <text:p text:style-name="P15">Collaborates with other maintaners of the project through Github pull requests <text:span text:style-name="T37">ensuring</text:span><text:span text:style-name="T38"> quality of fixes</text:span></text:p>
        </text:list-item>
        <text:list-item>
          <text:p text:style-name="P16">Creates clean and concise <text:span text:style-name="T37">git </text:span>history through <text:span text:style-name="T37">a git </text:span>rebase workflow</text:p>
        </text:list-item>
      </text:list>
      <text:p text:style-name="P17"/>
      <text:p text:style-name="P18"><text:span text:style-name="T6">New College of Florida –</text:span><text:span text:style-name="T24"> </text:span><text:span text:style-name="T6">Teaching Assistant</text:span><text:span text:style-name="T39"> </text:span><text:span text:style-name="T40">| </text:span><text:span text:style-name="T41">08/23/</text:span><text:span text:style-name="T42">22 </text:span><text:span text:style-name="T6">– </text:span><text:span text:style-name="T41">12/06/</text:span><text:span text:style-name="T43">22</text:span></text:p>
      <text:list text:style-name="L2">
        <text:list-item>
          <text:p text:style-name="P19">Taught students computer architecture <text:span text:style-name="T44">concepts </text:span>in small group format over 30+ office hour sessions; graded 100+ project submissions; handled integrity violations; improved course teaching materials;<text:span text:style-name="T45"> oversaw workshops</text:span></text:p>
        </text:list-item>
      </text:list>
      <text:p text:style-name="P20"/>
      <text:p text:style-name="P21"><text:span text:style-name="T6">UofSC Center for Computational Robotics – Research Assistant</text:span><text:span text:style-name="T9"> </text:span><text:span text:style-name="T46">| </text:span><text:span text:style-name="T47">05/29/</text:span><text:span text:style-name="T6">21 – </text:span><text:span text:style-name="T47">08/13/</text:span><text:span text:style-name="T6">21</text:span></text:p>
      <text:list text:style-name="L3">
        <text:list-item>
          <text:p text:style-name="P22">Produced training dataset of underwater cave structures <text:span text:style-name="T48">for</text:span> robot<text:span text:style-name="T49">ic</text:span> cave diving computer vision <text:span text:style-name="T48">project</text:span></text:p>
        </text:list-item>
        <text:list-item>
          <text:p text:style-name="P23"><text:span text:style-name="T50">Wrote </text:span>Python script <text:span text:style-name="T51">to ensure </text:span><text:span text:style-name="T50">dataset quality</text:span> <text:span text:style-name="T51">by</text:span> automat<text:span text:style-name="T51">ing</text:span> <text:span text:style-name="T52">correction and </text:span>culling of <text:span text:style-name="T52">class </text:span>labels</text:p>
        </text:list-item>
        <text:list-item>
          <text:p text:style-name="P24"><text:span text:style-name="T53">Trained</text:span><text:span text:style-name="T39"> proof of concept </text:span><text:span text:style-name="T54">YOLOv5 object detection model </text:span><text:span text:style-name="T55">to </text:span><text:span text:style-name="T56">classify </text:span><text:span text:style-name="T57">structures </text:span><text:span text:style-name="T58">with 82% </text:span><text:span text:style-name="T59">mean average preci</text:span><text:span text:style-name="T60">sion</text:span></text:p>
        </text:list-item>
      </text:list>
      <text:p text:style-name="P25"/>
      <text:p text:style-name="P26">RELEVANT PROJECT EXPERIENCE</text:p>
      <text:p text:style-name="P18"><text:span text:style-name="T61">R</text:span><text:span text:style-name="T62">u</text:span><text:span text:style-name="T61">sterizer</text:span><text:span text:style-name="T63"> </text:span><text:span text:style-name="T8">|</text:span><text:span text:style-name="T9"> </text:span><text:span text:style-name="T64">02/01/</text:span><text:span text:style-name="T65">2</text:span><text:span text:style-name="T61">3</text:span><text:span text:style-name="T65"> </text:span><text:span text:style-name="T6">– </text:span><text:span text:style-name="T64">04/20/</text:span><text:span text:style-name="T43">23</text:span></text:p>
      <text:list text:style-name="L4">
        <text:list-item>
          <text:p text:style-name="P27">Built computer graphics <text:span text:style-name="T66">rasterization </text:span>library to render user-defined 3D scenes using Rust</text:p>
        </text:list-item>
        <text:list-item>
          <text:p text:style-name="P28"><text:span text:style-name="T39">Generated 2D </text:span><text:span text:style-name="T67">images</text:span><text:span text:style-name="T39"> from object </text:span><text:span text:style-name="T53">models </text:span><text:span text:style-name="T39">using</text:span><text:span text:style-name="T68"> </text:span><text:span text:style-name="T39">linear </text:span><text:span text:style-name="T68">transformations and</text:span><text:span text:style-name="T39"> interpolation</text:span></text:p>
        </text:list-item>
      </text:list>
      <text:p text:style-name="P29"><text:span text:style-name="T39"/></text:p>
      <text:p text:style-name="P18"><text:span text:style-name="T6">WidowX 200 Robot Arm Control </text:span><text:span text:style-name="T69">Architecture </text:span><text:span text:style-name="T8">|</text:span><text:span text:style-name="T9"> </text:span><text:span text:style-name="T64">08/23/</text:span><text:span text:style-name="T65">22 </text:span><text:span text:style-name="T6">– </text:span><text:span text:style-name="T64">05/12/</text:span><text:span text:style-name="T43">23</text:span></text:p>
      <text:list text:style-name="L5">
        <text:list-item>
          <text:p text:style-name="P30">Applie<text:span text:style-name="T70">d</text:span> linear regression to produce <text:span text:style-name="T71">G</text:span>aussian mixture model-<text:span text:style-name="T72">based motion primitives</text:span></text:p>
        </text:list-item>
        <text:list-item>
          <text:p text:style-name="P31">Evaluate<text:span text:style-name="T70">d</text:span> <text:span text:style-name="T73">performance of </text:span><text:span text:style-name="T74">5 </text:span><text:span text:style-name="T73">motion primitives</text:span> <text:span text:style-name="T10">using</text:span> root mean square error</text:p>
        </text:list-item>
        <text:list-item>
          <text:p text:style-name="P31"><text:span text:style-name="T75">Utilized </text:span>forward <text:span text:style-name="T10">and inverse kinematics </text:span><text:span text:style-name="T75">to convert</text:span><text:span text:style-name="T10"> between </text:span><text:span text:style-name="T76">3D</text:span><text:span text:style-name="T10"> coordinates and joint angles </text:span></text:p>
        </text:list-item>
        <text:list-item>
          <text:p text:style-name="P32">Communicate<text:span text:style-name="T70">d</text:span> with <text:span text:style-name="T77">robot </text:span>arm through<text:span text:style-name="T78"> </text:span>custom <text:span text:style-name="T79">C++ </text:span>DynamixelSDK wrapper and ROS2 <text:span text:style-name="T80">framework</text:span></text:p>
        </text:list-item>
      </text:list>
      <text:p text:style-name="P33"/>
      <text:p text:style-name="P34"><text:span text:style-name="T81">From Nand to Tetris </text:span><text:span text:style-name="T8">|</text:span><text:span text:style-name="T9"> </text:span><text:span text:style-name="T64">06/18/</text:span><text:span text:style-name="T65">22 </text:span><text:span text:style-name="T82">– </text:span><text:span text:style-name="T64">07/18/</text:span><text:span text:style-name="T69">22</text:span></text:p>
      <text:list text:style-name="L6">
        <text:list-item>
          <text:p text:style-name="P35"><text:span text:style-name="T48">Built</text:span> <text:span text:style-name="T83">16-bit</text:span> <text:span text:style-name="T84">H</text:span>ack CPU and RAM from ground up using <text:span text:style-name="T85">only </text:span>N<text:span text:style-name="T83">AND</text:span> logic gate<text:span text:style-name="T85">s</text:span></text:p>
        </text:list-item>
        <text:list-item>
          <text:p text:style-name="P36"><text:span text:style-name="T70">D</text:span>esigned and created <text:span text:style-name="T70">logic gates and</text:span> functional <text:span text:style-name="T86">16-bit </text:span>Arithmetic Logic Unit <text:span text:style-name="T87">in</text:span> Minecraft</text:p>
        </text:list-item>
        <text:list-item>
          <text:p text:style-name="P37">Implemented assembler <text:span text:style-name="T88">capable of </text:span><text:span text:style-name="T89">support</text:span><text:span text:style-name="T88">ing</text:span><text:span text:style-name="T89"> </text:span><text:span text:style-name="T90">symbols and labels to generate machine language</text:span></text:p>
        </text:list-item>
      </text:list>
      <text:p text:style-name="P33"/>
      <text:p text:style-name="P38"><text:span text:style-name="T6">Red Tide Dashboard </text:span><text:span text:style-name="T8">|</text:span><text:span text:style-name="T9"> </text:span><text:span text:style-name="T41">04/22/</text:span><text:span text:style-name="T65">2</text:span><text:span text:style-name="T91">2</text:span><text:span text:style-name="T65"> </text:span><text:span text:style-name="T82">– </text:span><text:span text:style-name="T41">05/20/</text:span><text:span text:style-name="T43">2</text:span><text:span text:style-name="T91">2</text:span></text:p>
      <text:list text:style-name="L7">
        <text:list-item>
          <text:p text:style-name="P39"><text:span text:style-name="T48">Architected </text:span>and implemented full-stack web application <text:span text:style-name="T10">in Agile/Scrum team of three</text:span><text:span text:style-name="T92"> </text:span>to <text:span text:style-name="T93">pro</text:span><text:span text:style-name="T94">duce </text:span><text:span text:style-name="T48">ReactJS </text:span><text:span text:style-name="T93">dashboard,</text:span> <text:span text:style-name="T95">aggregating </text:span><text:span text:style-name="T96">50,000</text:span><text:span text:style-name="T97">+</text:span> <text:span text:style-name="T96">data related to red tide</text:span></text:p>
        </text:list-item>
        <text:list-item>
          <text:p text:style-name="P39"><text:span text:style-name="T98">Leveraged </text:span>Twitter, YouTube, and Spotify <text:span text:style-name="T99">APIs; </text:span><text:span text:style-name="T100">built </text:span><text:span text:style-name="T48">Express </text:span>and MongoDB <text:span text:style-name="T100">backend; </text:span><text:span text:style-name="T101">deployed</text:span><text:span text:style-name="T99"> </text:span><text:span text:style-name="T101">app on </text:span><text:span text:style-name="T10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41"><text:span text:style-name="T33"/></text:p>
      <text:p text:style-name="P42"><text:span text:style-name="T102">OTHER </text:span>EXPERIENCE</text:p>
      <text:p text:style-name="P43">Jaguar Sarasota <text:span text:style-name="T10">– </text:span>Service <text:span text:style-name="T103">Valet</text:span> <text:span text:style-name="T39">|</text:span> 08/20/23 <text:span text:style-name="T10">– </text:span>Present</text:p>
      <text:p text:style-name="P44"><text:span text:style-name="T43">New College of Florida </text:span><text:span text:style-name="T6">– </text:span><text:span text:style-name="T43">Computer Science Tutor</text:span><text:span text:style-name="T104"> </text:span><text:span text:style-name="T40">| </text:span><text:span text:style-name="T41">02/23/</text:span><text:span text:style-name="T42">2</text:span><text:span text:style-name="T43">3 </text:span><text:span text:style-name="T6">– </text:span><text:span text:style-name="T43">Present</text:span></text:p>
      <text:list text:style-name="L8">
        <text:list-item>
          <text:p text:style-name="P45"><text:span text:style-name="T105">Troubleshoots</text:span> student <text:span text:style-name="T105">projects and provides strategic direction</text:span>; <text:span text:style-name="T105">has achieved </text:span><text:span text:style-name="T106">100% </text:span><text:span text:style-name="T107">student </text:span><text:span text:style-name="T106">satisfaction </text:span><text:span text:style-name="T107">rat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4-15T00:06:20.870240814</meta:creation-date>
    <dc:date>2025-04-05T20:20:23.867476478</dc:date>
    <meta:editing-duration>P1DT14H15M18S</meta:editing-duration>
    <meta:editing-cycles>153</meta:editing-cycles>
    <meta:generator>LibreOffice/25.2.2.2$Linux_X86_64 LibreOffice_project/520$Build-2</meta:generator>
    <meta:print-date>2023-11-14T09:30:40.516962486</meta:print-date>
    <meta:printed-by>PDF files</meta:printed-by>
    <meta:document-statistic meta:table-count="0" meta:image-count="0" meta:object-count="0" meta:page-count="1" meta:paragraph-count="41" meta:word-count="450" meta:character-count="3137" meta:non-whitespace-character-count="2729"/>
  </office:meta>
</office:document-meta>
</file>